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8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8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89cm" svg:height="0.635cm" svg:x="3.54cm" svg:y="5.445cm">
          <text:p text:style-name="P1"><text:span text:style-name="T1">Byte</text:span></text:p>
        </draw:rect>
        <draw:line draw:style-name="gr2" draw:text-style-name="P2" draw:layer="layout" svg:x1="3.54cm" svg:y1="4.8cm" svg:x2="17.129cm" svg:y2="4.8cm">
          <text:p/>
        </draw:line>
        <draw:frame draw:style-name="gr3" draw:text-style-name="P3" draw:layer="layout" svg:width="2.413cm" svg:height="0.645cm" svg:x="15.859cm" svg:y="4.165cm">
          <draw:text-box>
            <text:p text:style-name="P3"><text:span text:style-name="T2">ms</text:span></text:p>
          </draw:text-box>
        </draw:frame>
        <draw:frame draw:style-name="gr3" draw:text-style-name="P4" draw:layer="layout" svg:width="2.413cm" svg:height="0.64cm" svg:x="3.413cm" svg:y="4.155cm">
          <draw:text-box>
            <text:p text:style-name="P4"><text:span text:style-name="T3">0</text:span></text:p>
          </draw:text-box>
        </draw:frame>
        <draw:frame draw:style-name="gr3" draw:text-style-name="P4" draw:layer="layout" svg:width="2.413cm" svg:height="0.64cm" svg:x="6.334cm" svg:y="4.17cm">
          <draw:text-box>
            <text:p text:style-name="P4"><text:span text:style-name="T3">1</text:span></text:p>
          </draw:text-box>
        </draw:frame>
        <draw:frame draw:style-name="gr3" draw:text-style-name="P4" draw:layer="layout" svg:width="2.413cm" svg:height="0.64cm" svg:x="9.382cm" svg:y="4.175cm">
          <draw:text-box>
            <text:p text:style-name="P4"><text:span text:style-name="T3">2</text:span></text:p>
          </draw:text-box>
        </draw:frame>
        <draw:frame draw:style-name="gr3" draw:text-style-name="P4" draw:layer="layout" svg:width="2.413cm" svg:height="0.64cm" svg:x="12.43cm" svg:y="4.175cm">
          <draw:text-box>
            <text:p text:style-name="P4"><text:span text:style-name="T3">3</text:span></text:p>
          </draw:text-box>
        </draw:frame>
        <draw:rect draw:style-name="gr1" draw:text-style-name="P1" draw:layer="layout" svg:width="0.889cm" svg:height="0.635cm" svg:x="4.429cm" svg:y="5.445cm">
          <text:p text:style-name="P1"><text:span text:style-name="T1">Byte</text:span></text:p>
        </draw:rect>
        <draw:rect draw:style-name="gr1" draw:text-style-name="P1" draw:layer="layout" svg:width="0.889cm" svg:height="0.635cm" svg:x="5.318cm" svg:y="5.445cm">
          <text:p text:style-name="P1"><text:span text:style-name="T1">Byte</text:span></text:p>
        </draw:rect>
        <draw:rect draw:style-name="gr1" draw:text-style-name="P1" draw:layer="layout" svg:width="0.889cm" svg:height="0.635cm" svg:x="6.207cm" svg:y="5.445cm">
          <text:p text:style-name="P1"><text:span text:style-name="T1">Byte</text:span></text:p>
        </draw:rect>
        <draw:rect draw:style-name="gr1" draw:text-style-name="P1" draw:layer="layout" svg:width="0.889cm" svg:height="0.635cm" svg:x="7.096cm" svg:y="5.445cm">
          <text:p text:style-name="P1"><text:span text:style-name="T1">Byte</text:span></text:p>
        </draw:rect>
        <draw:rect draw:style-name="gr1" draw:text-style-name="P1" draw:layer="layout" svg:width="0.889cm" svg:height="0.635cm" svg:x="7.985cm" svg:y="5.445cm">
          <text:p text:style-name="P1"><text:span text:style-name="T1">Byte</text:span></text:p>
        </draw:rect>
        <draw:rect draw:style-name="gr1" draw:text-style-name="P1" draw:layer="layout" svg:width="0.889cm" svg:height="0.635cm" svg:x="8.874cm" svg:y="5.445cm">
          <text:p text:style-name="P1"><text:span text:style-name="T1">Byte</text:span></text:p>
        </draw:rect>
        <draw:rect draw:style-name="gr1" draw:text-style-name="P1" draw:layer="layout" svg:width="0.889cm" svg:height="0.635cm" svg:x="9.763cm" svg:y="5.445cm">
          <text:p text:style-name="P1"><text:span text:style-name="T1">Byte</text:span></text:p>
        </draw:rect>
        <draw:rect draw:style-name="gr1" draw:text-style-name="P1" draw:layer="layout" svg:width="0.889cm" svg:height="0.635cm" svg:x="11.541cm" svg:y="5.445cm">
          <text:p text:style-name="P1"><text:span text:style-name="T1">Byte</text:span></text:p>
        </draw:rect>
        <draw:rect draw:style-name="gr1" draw:text-style-name="P1" draw:layer="layout" svg:width="0.889cm" svg:height="0.635cm" svg:x="12.43cm" svg:y="5.445cm">
          <text:p text:style-name="P1"><text:span text:style-name="T1">Byte</text:span></text:p>
        </draw:rect>
        <draw:rect draw:style-name="gr1" draw:text-style-name="P1" draw:layer="layout" svg:width="0.889cm" svg:height="0.635cm" svg:x="13.319cm" svg:y="5.445cm">
          <text:p text:style-name="P1"><text:span text:style-name="T1">Byte</text:span></text:p>
        </draw:rect>
        <draw:rect draw:style-name="gr1" draw:text-style-name="P1" draw:layer="layout" svg:width="0.889cm" svg:height="0.635cm" svg:x="14.208cm" svg:y="5.445cm">
          <text:p text:style-name="P1"><text:span text:style-name="T1">Byte</text:span></text:p>
        </draw:rect>
        <draw:rect draw:style-name="gr1" draw:text-style-name="P1" draw:layer="layout" svg:width="0.889cm" svg:height="0.635cm" svg:x="15.097cm" svg:y="5.445cm">
          <text:p text:style-name="P1"><text:span text:style-name="T1">Byte</text:span></text:p>
        </draw:rect>
        <draw:rect draw:style-name="gr1" draw:text-style-name="P1" draw:layer="layout" svg:width="0.889cm" svg:height="0.635cm" svg:x="15.986cm" svg:y="5.445cm">
          <text:p text:style-name="P1"><text:span text:style-name="T1">Byte</text:span></text:p>
        </draw:rect>
        <draw:rect draw:style-name="gr1" draw:text-style-name="P1" draw:layer="layout" svg:width="0.889cm" svg:height="0.635cm" svg:x="16.875cm" svg:y="5.445cm">
          <text:p text:style-name="P1"><text:span text:style-name="T1">Byte</text:span></text:p>
        </draw:rect>
        <draw:rect draw:style-name="gr1" draw:text-style-name="P1" draw:layer="layout" svg:width="0.889cm" svg:height="0.635cm" svg:x="17.764cm" svg:y="5.445cm">
          <text:p text:style-name="P1"><text:span text:style-name="T1">Byte</text:span></text:p>
        </draw:rect>
        <draw:rect draw:style-name="gr1" draw:text-style-name="P5" draw:layer="layout" svg:width="0.889cm" svg:height="0.635cm" svg:x="10.652cm" svg:y="5.445cm">
          <text:p text:style-name="P5"><text:span text:style-name="T4">Latch</text:span></text:p>
        </draw:rect>
        <draw:rect draw:style-name="gr1" draw:text-style-name="P5" draw:layer="layout" svg:width="0.889cm" svg:height="0.635cm" svg:x="3.54cm" svg:y="6.715cm">
          <text:p text:style-name="P5"><text:span text:style-name="T4">0000</text:span></text:p>
        </draw:rect>
        <draw:rect draw:style-name="gr1" draw:text-style-name="P1" draw:layer="layout" svg:width="0.889cm" svg:height="0.635cm" svg:x="4.429cm" svg:y="6.715cm">
          <text:p text:style-name="P1"><text:span text:style-name="T1">0001</text:span></text:p>
        </draw:rect>
        <draw:rect draw:style-name="gr1" draw:text-style-name="P1" draw:layer="layout" svg:width="0.889cm" svg:height="0.635cm" svg:x="5.318cm" svg:y="6.715cm">
          <text:p text:style-name="P1"><text:span text:style-name="T1">0010</text:span></text:p>
        </draw:rect>
        <draw:rect draw:style-name="gr1" draw:text-style-name="P1" draw:layer="layout" svg:width="0.889cm" svg:height="0.635cm" svg:x="6.207cm" svg:y="6.715cm">
          <text:p text:style-name="P1"><text:span text:style-name="T1">0011</text:span></text:p>
        </draw:rect>
        <draw:rect draw:style-name="gr1" draw:text-style-name="P1" draw:layer="layout" svg:width="0.889cm" svg:height="0.635cm" svg:x="7.096cm" svg:y="6.715cm">
          <text:p text:style-name="P1"><text:span text:style-name="T1">0100</text:span></text:p>
        </draw:rect>
        <draw:rect draw:style-name="gr1" draw:text-style-name="P1" draw:layer="layout" svg:width="0.889cm" svg:height="0.635cm" svg:x="7.985cm" svg:y="6.715cm">
          <text:p text:style-name="P1"><text:span text:style-name="T1">0101</text:span></text:p>
        </draw:rect>
        <draw:rect draw:style-name="gr1" draw:text-style-name="P1" draw:layer="layout" svg:width="0.889cm" svg:height="0.635cm" svg:x="8.874cm" svg:y="6.715cm">
          <text:p text:style-name="P1"><text:span text:style-name="T1">0110</text:span></text:p>
        </draw:rect>
        <draw:rect draw:style-name="gr1" draw:text-style-name="P1" draw:layer="layout" svg:width="0.889cm" svg:height="0.635cm" svg:x="9.763cm" svg:y="6.715cm">
          <text:p text:style-name="P1"><text:span text:style-name="T1">0111</text:span></text:p>
        </draw:rect>
        <draw:rect draw:style-name="gr1" draw:text-style-name="P1" draw:layer="layout" svg:width="0.889cm" svg:height="0.635cm" svg:x="11.541cm" svg:y="6.715cm">
          <text:p text:style-name="P1"><text:span text:style-name="T1">1001</text:span></text:p>
        </draw:rect>
        <draw:rect draw:style-name="gr1" draw:text-style-name="P1" draw:layer="layout" svg:width="0.889cm" svg:height="0.635cm" svg:x="12.43cm" svg:y="6.715cm">
          <text:p text:style-name="P1"><text:span text:style-name="T1">1010</text:span></text:p>
        </draw:rect>
        <draw:rect draw:style-name="gr1" draw:text-style-name="P1" draw:layer="layout" svg:width="0.889cm" svg:height="0.635cm" svg:x="13.319cm" svg:y="6.715cm">
          <text:p text:style-name="P1"><text:span text:style-name="T1">1011</text:span></text:p>
        </draw:rect>
        <draw:rect draw:style-name="gr1" draw:text-style-name="P1" draw:layer="layout" svg:width="0.889cm" svg:height="0.635cm" svg:x="14.208cm" svg:y="6.715cm">
          <text:p text:style-name="P1"><text:span text:style-name="T1">1100</text:span></text:p>
        </draw:rect>
        <draw:rect draw:style-name="gr1" draw:text-style-name="P1" draw:layer="layout" svg:width="0.889cm" svg:height="0.635cm" svg:x="15.097cm" svg:y="6.715cm">
          <text:p text:style-name="P1"><text:span text:style-name="T1">1101</text:span></text:p>
        </draw:rect>
        <draw:rect draw:style-name="gr1" draw:text-style-name="P1" draw:layer="layout" svg:width="0.889cm" svg:height="0.635cm" svg:x="15.986cm" svg:y="6.715cm">
          <text:p text:style-name="P1"><text:span text:style-name="T1">1110</text:span></text:p>
        </draw:rect>
        <draw:rect draw:style-name="gr1" draw:text-style-name="P1" draw:layer="layout" svg:width="0.889cm" svg:height="0.635cm" svg:x="16.875cm" svg:y="6.715cm">
          <text:p text:style-name="P1"><text:span text:style-name="T1">1111</text:span></text:p>
        </draw:rect>
        <draw:rect draw:style-name="gr1" draw:text-style-name="P5" draw:layer="layout" svg:width="0.889cm" svg:height="0.635cm" svg:x="17.764cm" svg:y="6.715cm">
          <text:p text:style-name="P5"><text:span text:style-name="T4">0000</text:span></text:p>
        </draw:rect>
        <draw:rect draw:style-name="gr1" draw:text-style-name="P6" draw:layer="layout" svg:width="0.889cm" svg:height="0.635cm" svg:x="10.652cm" svg:y="6.715cm">
          <text:p text:style-name="P6"><text:span text:style-name="T5">1000</text:span></text:p>
        </draw:rect>
        <draw:rect draw:style-name="gr1" draw:text-style-name="P5" draw:layer="layout" svg:width="0.889cm" svg:height="0.635cm" svg:x="3.54cm" svg:y="5.445cm">
          <text:p text:style-name="P5"><text:span text:style-name="T4">Byte</text:span></text:p>
        </draw:rect>
        <draw:rect draw:style-name="gr1" draw:text-style-name="P1" draw:layer="layout" svg:width="0.889cm" svg:height="0.635cm" svg:x="4.429cm" svg:y="5.445cm">
          <text:p text:style-name="P1"><text:span text:style-name="T1">Byte</text:span></text:p>
        </draw:rect>
        <draw:rect draw:style-name="gr1" draw:text-style-name="P1" draw:layer="layout" svg:width="0.889cm" svg:height="0.635cm" svg:x="5.318cm" svg:y="5.445cm">
          <text:p text:style-name="P1"><text:span text:style-name="T1">Byte</text:span></text:p>
        </draw:rect>
        <draw:rect draw:style-name="gr1" draw:text-style-name="P1" draw:layer="layout" svg:width="0.889cm" svg:height="0.635cm" svg:x="6.207cm" svg:y="5.445cm">
          <text:p text:style-name="P1"><text:span text:style-name="T1">Byte</text:span></text:p>
        </draw:rect>
        <draw:rect draw:style-name="gr1" draw:text-style-name="P1" draw:layer="layout" svg:width="0.889cm" svg:height="0.635cm" svg:x="7.096cm" svg:y="5.445cm">
          <text:p text:style-name="P1"><text:span text:style-name="T1">Byte</text:span></text:p>
        </draw:rect>
        <draw:rect draw:style-name="gr1" draw:text-style-name="P1" draw:layer="layout" svg:width="0.889cm" svg:height="0.635cm" svg:x="7.985cm" svg:y="5.445cm">
          <text:p text:style-name="P1"><text:span text:style-name="T1">Byte</text:span></text:p>
        </draw:rect>
        <draw:rect draw:style-name="gr1" draw:text-style-name="P1" draw:layer="layout" svg:width="0.889cm" svg:height="0.635cm" svg:x="8.874cm" svg:y="5.445cm">
          <text:p text:style-name="P1"><text:span text:style-name="T1">Byte</text:span></text:p>
        </draw:rect>
        <draw:rect draw:style-name="gr1" draw:text-style-name="P1" draw:layer="layout" svg:width="0.889cm" svg:height="0.635cm" svg:x="9.763cm" svg:y="5.445cm">
          <text:p text:style-name="P1"><text:span text:style-name="T1">Byte</text:span></text:p>
        </draw:rect>
        <draw:rect draw:style-name="gr1" draw:text-style-name="P5" draw:layer="layout" svg:width="0.889cm" svg:height="0.635cm" svg:x="11.541cm" svg:y="5.445cm">
          <text:p text:style-name="P5"><text:span text:style-name="T4">Byte</text:span></text:p>
        </draw:rect>
        <draw:rect draw:style-name="gr1" draw:text-style-name="P1" draw:layer="layout" svg:width="0.889cm" svg:height="0.635cm" svg:x="12.43cm" svg:y="5.445cm">
          <text:p text:style-name="P1"><text:span text:style-name="T1">Byte</text:span></text:p>
        </draw:rect>
        <draw:rect draw:style-name="gr1" draw:text-style-name="P1" draw:layer="layout" svg:width="0.889cm" svg:height="0.635cm" svg:x="13.319cm" svg:y="5.445cm">
          <text:p text:style-name="P1"><text:span text:style-name="T1">Byte</text:span></text:p>
        </draw:rect>
        <draw:rect draw:style-name="gr1" draw:text-style-name="P1" draw:layer="layout" svg:width="0.889cm" svg:height="0.635cm" svg:x="14.208cm" svg:y="5.445cm">
          <text:p text:style-name="P1"><text:span text:style-name="T1">Byte</text:span></text:p>
        </draw:rect>
        <draw:rect draw:style-name="gr1" draw:text-style-name="P1" draw:layer="layout" svg:width="0.889cm" svg:height="0.635cm" svg:x="15.097cm" svg:y="5.445cm">
          <text:p text:style-name="P1"><text:span text:style-name="T1">Byte</text:span></text:p>
        </draw:rect>
        <draw:rect draw:style-name="gr1" draw:text-style-name="P1" draw:layer="layout" svg:width="0.889cm" svg:height="0.635cm" svg:x="15.986cm" svg:y="5.445cm">
          <text:p text:style-name="P1"><text:span text:style-name="T1">Byte</text:span></text:p>
        </draw:rect>
        <draw:rect draw:style-name="gr1" draw:text-style-name="P1" draw:layer="layout" svg:width="0.889cm" svg:height="0.635cm" svg:x="16.875cm" svg:y="5.445cm">
          <text:p text:style-name="P1"><text:span text:style-name="T1">Byte</text:span></text:p>
        </draw:rect>
        <draw:rect draw:style-name="gr1" draw:text-style-name="P1" draw:layer="layout" svg:width="0.889cm" svg:height="0.635cm" svg:x="17.764cm" svg:y="5.445cm">
          <text:p text:style-name="P1"><text:span text:style-name="T1">Byte</text:span></text:p>
        </draw:rect>
        <draw:rect draw:style-name="gr1" draw:text-style-name="P6" draw:layer="layout" svg:width="0.889cm" svg:height="0.635cm" svg:x="10.652cm" svg:y="5.445cm">
          <text:p text:style-name="P6"><text:span text:style-name="T5">Latch</text:span></text:p>
        </draw:rect>
        <draw:frame draw:style-name="gr3" draw:text-style-name="P4" draw:layer="layout" svg:width="1.651cm" svg:height="0.64cm" draw:transform="rotate (-1.57079632679579) translate (4.561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5.45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6.334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7.223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8.117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9.006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9.89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0.779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1.673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2.562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3.446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4.335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5.229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6.118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7.002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7.891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8.78cm 7.223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2.413cm" svg:height="0.64cm" svg:x="1.762cm" svg:y="5.44cm">
          <draw:text-box>
            <text:p text:style-name="P4"><text:span text:style-name="T3">LEDs</text:span></text:p>
          </draw:text-box>
        </draw:frame>
        <draw:frame draw:style-name="gr3" draw:text-style-name="P4" draw:layer="layout" svg:width="2.413cm" svg:height="0.64cm" svg:x="1.127cm" svg:y="6.71cm">
          <draw:text-box>
            <text:p text:style-name="P4"><text:span text:style-name="T3">MUX select</text:span></text:p>
          </draw:text-box>
        </draw:frame>
        <draw:rect draw:style-name="gr1" draw:text-style-name="P5" draw:layer="layout" svg:width="1.27cm" svg:height="0.381cm" draw:transform="rotate (-1.57079632679579) translate (3.921cm 9.255cm)">
          <text:p text:style-name="P5"><text:span text:style-name="T4">Setup</text:span></text:p>
        </draw:rect>
        <draw:frame draw:style-name="gr3" draw:text-style-name="P4" draw:layer="layout" svg:width="1.651cm" svg:height="0.64cm" draw:transform="rotate (-1.57079632679579) translate (5.45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6.593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2.413cm" svg:height="1.029cm" svg:x="1.762cm" svg:y="9.382cm">
          <draw:text-box>
            <text:p text:style-name="P4"><text:span text:style-name="T3">Switch Matrix</text:span></text:p>
          </draw:text-box>
        </draw:frame>
        <draw:rect draw:style-name="gr1" draw:text-style-name="P1" draw:layer="layout" svg:width="0.635cm" svg:height="1.275cm" svg:x="18.018cm" svg:y="9.25cm">
          <text:p text:style-name="P1"><text:span text:style-name="T1">...</text:span></text:p>
        </draw:rect>
        <draw:rect draw:style-name="gr1" draw:text-style-name="P6" draw:layer="layout" svg:width="1.27cm" svg:height="0.381cm" draw:transform="rotate (-1.57079632679579) translate (4.302cm 9.255cm)">
          <text:p text:style-name="P6"><text:span text:style-name="T5">One-Shot</text:span></text:p>
        </draw:rect>
        <draw:rect draw:style-name="gr1" draw:text-style-name="P6" draw:layer="layout" svg:width="1.27cm" svg:height="0.381cm" draw:transform="rotate (-1.57079632679579) translate (4.683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5.064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5.445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5.826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6.207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6.588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6.969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7.35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7.731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8.112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8.493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8.874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9.255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9.636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0.017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0.398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0.779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1.16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1.541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1.922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2.303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2.684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3.065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3.446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3.827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4.208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4.589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4.97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5.351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5.732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6.113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6.494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6.875cm 9.255cm)">
          <text:p text:style-name="P6"><text:span text:style-name="T5">Clear</text:span></text:p>
        </draw:rect>
        <draw:rect draw:style-name="gr1" draw:text-style-name="P6" draw:layer="layout" svg:width="1.27cm" svg:height="0.381cm" draw:transform="rotate (-1.57079632679579) translate (17.256cm 9.255cm)">
          <text:p text:style-name="P6"><text:span text:style-name="T5">Clock</text:span></text:p>
        </draw:rect>
        <draw:rect draw:style-name="gr1" draw:text-style-name="P6" draw:layer="layout" svg:width="1.27cm" svg:height="0.381cm" draw:transform="rotate (-1.57079632679579) translate (17.637cm 9.255cm)">
          <text:p text:style-name="P6"><text:span text:style-name="T5">Latch</text:span></text:p>
        </draw:rect>
        <draw:rect draw:style-name="gr1" draw:text-style-name="P6" draw:layer="layout" svg:width="1.27cm" svg:height="0.381cm" draw:transform="rotate (-1.57079632679579) translate (18.018cm 9.255cm)">
          <text:p text:style-name="P6"><text:span text:style-name="T5">Clear</text:span></text:p>
        </draw:rect>
        <draw:frame draw:style-name="gr3" draw:text-style-name="P4" draw:layer="layout" svg:width="1.651cm" svg:height="0.64cm" draw:transform="rotate (-1.57079632679579) translate (7.736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8.879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0.022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1.165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2.308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3.451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4.594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5.737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6.88cm 10.398cm)">
          <draw:text-box>
            <text:p text:style-name="P4"><text:span text:style-name="T3">Read 4</text:span></text:p>
          </draw:text-box>
        </draw:frame>
        <draw:frame draw:style-name="gr3" draw:text-style-name="P4" draw:layer="layout" svg:width="1.651cm" svg:height="0.64cm" draw:transform="rotate (-1.57079632679579) translate (18.023cm 10.398cm)">
          <draw:text-box>
            <text:p text:style-name="P4"><text:span text:style-name="T3">Read 4</text:span></text:p>
          </draw:text-box>
        </draw:frame>
        <draw:frame draw:style-name="gr3" draw:text-style-name="P7" draw:layer="layout" svg:width="2.413cm" svg:height="0.657cm" svg:x="16.113cm" svg:y="12.049cm">
          <draw:text-box>
            <text:p text:style-name="P7"><text:span text:style-name="T6">Bold: Loop</text:span></text:p>
          </draw:text-box>
        </draw:frame>
        <draw:rect draw:style-name="gr1" draw:text-style-name="P1" draw:layer="layout" svg:width="2.413cm" svg:height="0.635cm" svg:x="16.24cm" svg:y="12.684cm">
          <text:p text:style-name="P1"><text:span text:style-name="T1">Box: Interval</text:span></text:p>
        </draw:rect>
        <draw:rect draw:style-name="gr1" draw:text-style-name="P1" draw:layer="layout" svg:width="0.635cm" svg:height="1.275cm" svg:x="18.018cm" svg:y="9.25cm">
          <text:p text:style-name="P1"><text:span text:style-name="T1">...</text:span></text:p>
        </draw:rect>
      </draw:page>
      <draw:page draw:name="page2" draw:style-name="dp1" draw:master-page-name="Default">
        <draw:rect draw:style-name="gr1" draw:text-style-name="P1" draw:layer="layout" svg:width="4.445cm" svg:height="3.302cm" svg:x="7.096cm" svg:y="4.683cm">
          <text:p/>
        </draw:rect>
        <draw:rect draw:style-name="gr1" draw:text-style-name="P6" draw:layer="layout" svg:width="2.159cm" svg:height="3.937cm" svg:x="4.81cm" svg:y="4.81cm">
          <text:p text:style-name="P5"><text:span text:style-name="T7">Hardware</text:span></text:p>
          <text:p text:style-name="P5"><text:span text:style-name="T7">State Machines</text:span></text:p>
        </draw:rect>
        <draw:frame draw:style-name="gr4" draw:text-style-name="P4" draw:layer="layout" svg:width="5.08cm" svg:height="0.889cm" svg:x="4.683cm" svg:y="2.905cm">
          <draw:text-box>
            <text:p text:style-name="P4"><text:span text:style-name="T3">Volatile Memory Interface</text:span></text:p>
          </draw:text-box>
        </draw:frame>
        <draw:rect draw:style-name="gr1" draw:text-style-name="P1" draw:layer="layout" svg:width="2.667cm" svg:height="0.381cm" svg:x="6.969cm" svg:y="5.191cm">
          <text:p text:style-name="P1"><text:span text:style-name="T1">Switch Object</text:span></text:p>
        </draw:rect>
        <draw:rect draw:style-name="gr1" draw:text-style-name="P1" draw:layer="layout" svg:width="2.667cm" svg:height="0.381cm" svg:x="6.969cm" svg:y="5.699cm">
          <text:p text:style-name="P1"><text:span text:style-name="T1">Knob Object</text:span></text:p>
        </draw:rect>
        <draw:rect draw:style-name="gr1" draw:text-style-name="P1" draw:layer="layout" svg:width="2.667cm" svg:height="0.381cm" svg:x="6.969cm" svg:y="6.207cm">
          <text:p text:style-name="P1"><text:span text:style-name="T1">LED object</text:span></text:p>
        </draw:rect>
        <draw:rect draw:style-name="gr1" draw:text-style-name="P1" draw:layer="layout" svg:width="2.667cm" svg:height="0.381cm" svg:x="6.969cm" svg:y="6.715cm">
          <text:p text:style-name="P1"><text:span text:style-name="T1">etc.</text:span></text:p>
        </draw:rect>
        <draw:frame draw:style-name="gr5" draw:text-style-name="P4" draw:layer="layout" svg:width="2.921cm" svg:height="0.64cm" svg:x="8.493cm" svg:y="7.223cm">
          <draw:text-box>
            <text:p text:style-name="P4"><text:span text:style-name="T3">Panel Object</text:span></text:p>
          </draw:text-box>
        </draw:frame>
        <draw:rect draw:style-name="gr1" draw:text-style-name="P1" draw:layer="layout" svg:width="4.445cm" svg:height="2.921cm" svg:x="7.096cm" svg:y="7.985cm">
          <text:p/>
        </draw:rect>
        <draw:frame draw:style-name="gr5" draw:text-style-name="P4" draw:layer="layout" svg:width="4.699cm" svg:height="1.029cm" svg:x="7.731cm" svg:y="9.877cm">
          <draw:text-box>
            <text:p text:style-name="P4"><text:span text:style-name="T3">User Interface Object (extends Panel)</text:span></text:p>
          </draw:text-box>
        </draw:frame>
        <draw:rect draw:style-name="gr1" draw:text-style-name="P1" draw:layer="layout" svg:width="2.159cm" svg:height="1.27cm" svg:x="4.81cm" svg:y="8.747cm">
          <text:p text:style-name="P1"><text:span text:style-name="T1">7 segment driver</text:span></text:p>
          <text:p text:style-name="P1"><text:span text:style-name="T1">(extends HW)</text:span></text:p>
        </draw:rect>
        <draw:frame draw:style-name="gr3" draw:text-style-name="P8" draw:layer="layout" svg:width="3.429cm" svg:height="1.063cm" svg:x="7.604cm" svg:y="8.217cm">
          <draw:text-box>
            <text:p text:style-name="P8"><text:span text:style-name="T6">Synth operation</text:span></text:p>
            <text:p text:style-name="P8"><text:span text:style-name="T6">code</text:span></text:p>
          </draw:text-box>
        </draw:frame>
        <draw:line draw:style-name="gr6" draw:text-style-name="P2" draw:layer="layout" svg:x1="6.969cm" svg:y1="3.54cm" svg:x2="6.969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03T00:03:03.01</meta:creation-date>
    <dc:date>2016-03-03T02:40:56.62</dc:date>
    <meta:editing-duration>PT47M35S</meta:editing-duration>
    <meta:editing-cycles>1</meta:editing-cycles>
    <meta:document-statistic meta:object-count="144"/>
    <meta:generator>OpenOffice.org/3.4.1$Win32 OpenOffice.org_project/341m1$Build-9593</meta:generator>
  </office:meta>
</office:document-meta>
</file>